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2_20__28_5_29_">
      <style:table-properties table:display="true" style:writing-mode="lr-tb"/>
    </style:style>
    <style:style style:name="ta2" style:family="table" style:master-page-name="PageStyle_5f_Sheet2_20__28_4_29_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2_20__28_2_29_">
      <style:table-properties table:display="true" style:writing-mode="lr-tb"/>
    </style:style>
    <style:style style:name="ta5" style:family="table" style:master-page-name="PageStyle_5f_Sheet2_20__28_3_29_">
      <style:table-properties table:display="true" style:writing-mode="lr-tb"/>
    </style:style>
    <style:style style:name="ta6" style:family="table" style:master-page-name="PageStyle_5f_Sheet2_20__28_7_29_">
      <style:table-properties table:display="true" style:writing-mode="lr-tb"/>
    </style:style>
    <style:style style:name="ta7" style:family="table" style:master-page-name="PageStyle_5f_Sheet2_20__28_6_29_">
      <style:table-properties table:display="true" style:writing-mode="lr-tb"/>
    </style:style>
    <style:style style:name="ce1" style:family="table-cell" style:parent-style-name="Excel_20_Built-in_20_Normal">
      <style:table-cell-properties fo:background-color="#fdead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通常A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style-name="ce1" table:number-columns-repeated="6"/>
          <table:table-cell table:number-columns-repeated="2" table:style-name="ce1" office:value-type="string">
            <text:p><text:s/>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1">
            <text:p>31</text:p>
          </table:table-cell>
          <table:table-cell/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/>
          <table:table-cell table:formula="of:=[.B3]/[.E3]" office:value-type="float" office:value="0.918367346938775">
            <text:p>0.9183673469</text:p>
          </table:table-cell>
          <table:table-cell table:formula="of:=1-[.C3]/[.F3]" office:value-type="float" office:value="-0.24">
            <text:p>-0.2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31">
            <text:p>31</text:p>
          </table:table-cell>
          <table:table-cell table:style-name="ce1"/>
          <table:table-cell table:style-name="ce1" office:value-type="float" office:value="98">
            <text:p>98</text:p>
          </table:table-cell>
          <table:table-cell table:style-name="ce1" office:value-type="float" office:value="25">
            <text:p>25</text:p>
          </table:table-cell>
          <table:table-cell table:style-name="ce1"/>
          <table:table-cell table:style-name="ce1" table:formula="of:=[.B4]/[.E4]" office:value-type="float" office:value="0.928571428571429">
            <text:p>0.9285714286</text:p>
          </table:table-cell>
          <table:table-cell table:style-name="ce1" table:formula="of:=1-[.C4]/[.F4]" office:value-type="float" office:value="-0.24">
            <text:p>-0.24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/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/>
          <table:table-cell table:formula="of:=[.B5]/[.E5]" office:value-type="float" office:value="0.752688172043011">
            <text:p>0.752688172</text:p>
          </table:table-cell>
          <table:table-cell table:formula="of:=1-[.C5]/[.F5]" office:value-type="float" office:value="-0.166666666666667">
            <text:p>-0.1666666667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胴体</text:p>
          </table:table-cell>
          <table:table-cell table:style-name="ce1" table:number-columns-repeated="6"/>
          <table:table-cell table:number-columns-repeated="2" table:style-name="ce1" office:value-type="string">
            <text:p><text:s/>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/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/>
          <table:table-cell table:formula="of:=[.B7]/[.E7]" office:value-type="float" office:value="0.656716417910448">
            <text:p>0.6567164179</text:p>
          </table:table-cell>
          <table:table-cell table:formula="of:=1-[.C7]/[.F7]" office:value-type="float" office:value="0.0333333333333333">
            <text:p>0.0333333333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table:formula="of:=[.B8]/[.E8]" office:value-type="float" office:value="0.6875">
            <text:p>0.6875</text:p>
          </table:table-cell>
          <table:table-cell table:style-name="ce1" table:formula="of:=1-[.C8]/[.F8]" office:value-type="float" office:value="0.0333333333333333">
            <text:p>0.0333333333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/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/>
          <table:table-cell table:formula="of:=[.B9]/[.E9]" office:value-type="float" office:value="0.553191489361702">
            <text:p>0.5531914894</text:p>
          </table:table-cell>
          <table:table-cell table:formula="of:=1-[.C9]/[.F9]" office:value-type="float" office:value="0.0277777777777778">
            <text:p>0.0277777778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 table:number-rows-repeated="21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通常B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99">
            <text:p>99</text:p>
          </table:table-cell>
          <table:table-cell table:style-name="ce1" office:value-type="float" office:value="114">
            <text:p>114</text:p>
          </table:table-cell>
          <table:table-cell table:style-name="ce1"/>
          <table:table-cell table:style-name="ce1" table:formula="of:=[.B2]/[.E2]" office:value-type="float" office:value="0.787878787878788">
            <text:p>0.7878787879</text:p>
          </table:table-cell>
          <table:table-cell table:style-name="ce1" table:formula="of:=1-[.C2]/[.F2]" office:value-type="float" office:value="0.114035087719298">
            <text:p>0.114035087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/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  <table:table-cell/>
          <table:table-cell table:formula="of:=[.B3]/[.E3]" office:value-type="float" office:value="0.762376237623762">
            <text:p>0.7623762376</text:p>
          </table:table-cell>
          <table:table-cell table:formula="of:=1-[.C3]/[.F3]" office:value-type="float" office:value="0.325581395348837">
            <text:p>0.325581395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101">
            <text:p>101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table:formula="of:=[.B4]/[.E4]" office:value-type="float" office:value="0.722772277227723">
            <text:p>0.7227722772</text:p>
          </table:table-cell>
          <table:table-cell table:style-name="ce1" table:formula="of:=1-[.C4]/[.F4]" office:value-type="float" office:value="0.0285714285714286">
            <text:p>0.0285714286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 table:number-rows-repeated="54">
          <table:table-cell table:style-name="Default" table:number-columns-repeated="12"/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ft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腕</text:p>
          </table:table-cell>
          <table:table-cell table:number-columns-repeated="2" table:style-name="ce1"/>
          <table:table-cell table:style-name="ce1" table:number-columns-repeated="4"/>
          <table:table-cell table:style-name="ce1" table:formula="of:=[.B2]/[.E3]" office:value-type="float" office:value="0">
            <text:p>0</text:p>
          </table:table-cell>
          <table:table-cell table:style-name="ce1" table:formula="of:=1-[.C2]/[.F3]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/>
          <table:table-cell office:value-type="float" office:value="181">
            <text:p>181</text:p>
          </table:table-cell>
          <table:table-cell office:value-type="float" office:value="75">
            <text:p>75</text:p>
          </table:table-cell>
          <table:table-cell/>
          <table:table-cell table:formula="of:=[.B3]/[.E4]" office:value-type="float" office:value="0.307291666666667">
            <text:p>0.3072916667</text:p>
          </table:table-cell>
          <table:table-cell table:formula="of:=1-[.C3]/[.F4]" office:value-type="float" office:value="-1.38271604938272">
            <text:p>-1.382716049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05">
            <text:p>205</text:p>
          </table:table-cell>
          <table:table-cell table:style-name="ce1"/>
          <table:table-cell table:style-name="ce1" office:value-type="float" office:value="192">
            <text:p>192</text:p>
          </table:table-cell>
          <table:table-cell table:style-name="ce1" office:value-type="float" office:value="81">
            <text:p>81</text:p>
          </table:table-cell>
          <table:table-cell table:style-name="ce1"/>
          <table:table-cell table:style-name="ce1" table:formula="of:=[.B4]/[.E5]" office:value-type="float" office:value="0.311881188118812">
            <text:p>0.3118811881</text:p>
          </table:table-cell>
          <table:table-cell table:style-name="ce1" table:formula="of:=1-[.C4]/[.F5]" office:value-type="float" office:value="-1.35632183908046">
            <text:p>-1.3563218391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41">
            <text:p>41</text:p>
          </table:table-cell>
          <table:table-cell/>
          <table:table-cell office:value-type="float" office:value="202">
            <text:p>202</text:p>
          </table:table-cell>
          <table:table-cell office:value-type="float" office:value="87">
            <text:p>87</text:p>
          </table:table-cell>
          <table:table-cell/>
          <table:table-cell table:formula="of:=[.B5]/[.E6]" office:value-type="float" office:value="0.752475247524752">
            <text:p>0.7524752475</text:p>
          </table:table-cell>
          <table:table-cell table:formula="of:=1-[.C5]/[.F6]" office:value-type="float" office:value="0.523255813953488">
            <text:p>0.523255814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51">
            <text:p>151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86">
            <text:p>86</text:p>
          </table:table-cell>
          <table:table-cell table:style-name="ce1"/>
          <table:table-cell table:style-name="ce1" table:formula="of:=[.B6]/[.E7]" office:value-type="float" office:value="0.747524752475248">
            <text:p>0.7475247525</text:p>
          </table:table-cell>
          <table:table-cell table:style-name="ce1" table:formula="of:=1-[.C6]/[.F7]" office:value-type="float" office:value="0.564705882352941">
            <text:p>0.5647058824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/>
          <table:table-cell office:value-type="float" office:value="202">
            <text:p>202</text:p>
          </table:table-cell>
          <table:table-cell office:value-type="float" office:value="85">
            <text:p>85</text:p>
          </table:table-cell>
          <table:table-cell/>
          <table:table-cell table:formula="of:=[.B7]/[.E8]" office:value-type="float" office:value="0.742574257425743">
            <text:p>0.7425742574</text:p>
          </table:table-cell>
          <table:table-cell table:formula="of:=1-[.C7]/[.F8]" office:value-type="float" office:value="0.616279069767442">
            <text:p>0.6162790698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office:value-type="float" office:value="86">
            <text:p>86</text:p>
          </table:table-cell>
          <table:table-cell table:style-name="ce1"/>
          <table:table-cell table:style-name="ce1" table:formula="of:=[.B8]/[.E9]" office:value-type="float" office:value="0.876470588235294">
            <text:p>0.8764705882</text:p>
          </table:table-cell>
          <table:table-cell table:style-name="ce1" table:formula="of:=1-[.C8]/[.F9]" office:value-type="float" office:value="0.521739130434783">
            <text:p>0.5217391304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float" office:value="24">
            <text:p>24</text:p>
          </table:table-cell>
          <table:table-cell/>
          <table:table-cell office:value-type="float" office:value="170">
            <text:p>170</text:p>
          </table:table-cell>
          <table:table-cell office:value-type="float" office:value="69">
            <text:p>69</text:p>
          </table:table-cell>
          <table:table-cell/>
          <table:table-cell table:formula="of:=[.B9]/[.E10]" office:value-type="float" office:value="0.962962962962963">
            <text:p>0.962962963</text:p>
          </table:table-cell>
          <table:table-cell table:formula="of:=1-[.C9]/[.F10]" office:value-type="float" office:value="0.294117647058823">
            <text:p>0.2941176471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table:formula="of:=[.B10]/[.E10]" office:value-type="float" office:value="0.688888888888889">
            <text:p>0.6888888889</text:p>
          </table:table-cell>
          <table:table-cell table:style-name="ce1" table:formula="of:=1-[.C10]/[.F10]" office:value-type="float" office:value="-0.0294117647058822">
            <text:p>-0.0294117647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number-columns-repeated="3" office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胴体</text:p>
          </table:table-cell>
          <table:table-cell table:style-name="ce1" table:number-columns-repeated="6"/>
          <table:table-cell table:number-columns-repeated="3" table:style-name="ce1" office:value-type="string">
            <text:p><text:s/>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/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/>
          <table:table-cell table:formula="of:=[.B13]/[.E13]" office:value-type="float" office:value="0.333333333333333">
            <text:p>0.3333333333</text:p>
          </table:table-cell>
          <table:table-cell table:formula="of:=1-[.C13]/[.F13]" office:value-type="float" office:value="-2.70731707317073">
            <text:p>-2.7073170732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style-name="ce1" table:formula="of:=[.B14]/[.E14]" office:value-type="float" office:value="0.5">
            <text:p>0.5</text:p>
          </table:table-cell>
          <table:table-cell table:style-name="ce1" table:formula="of:=1-[.C14]/[.F14]" office:value-type="float" office:value="-2.81395348837209">
            <text:p>-2.8139534884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/>
          <table:table-cell table:formula="of:=[.B15]/[.E15]" office:value-type="float" office:value="0.4">
            <text:p>0.4</text:p>
          </table:table-cell>
          <table:table-cell table:formula="of:=1-[.C15]/[.F15]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table:formula="of:=[.B16]/[.E16]" office:value-type="float" office:value="0.377358490566038">
            <text:p>0.3773584906</text:p>
          </table:table-cell>
          <table:table-cell table:style-name="ce1" table:formula="of:=1-[.C16]/[.F16]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/>
          <table:table-cell table:formula="of:=[.B17]/[.E17]" office:value-type="float" office:value="0.392156862745098">
            <text:p>0.3921568627</text:p>
          </table:table-cell>
          <table:table-cell table:formula="of:=1-[.C17]/[.F17]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 office:value-type="float" office:value="29">
            <text:p>29</text:p>
          </table:table-cell>
          <table:table-cell table:style-name="ce1"/>
          <table:table-cell table:style-name="ce1" table:formula="of:=[.B18]/[.E18]" office:value-type="float" office:value="0.5">
            <text:p>0.5</text:p>
          </table:table-cell>
          <table:table-cell table:style-name="ce1" table:formula="of:=1-[.C18]/[.F18]" office:value-type="float" office:value="0">
            <text:p>0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/>
          <table:table-cell table:formula="of:=[.B19]/[.E19]" office:value-type="float" office:value="0.5">
            <text:p>0.5</text:p>
          </table:table-cell>
          <table:table-cell table:formula="of:=1-[.C19]/[.F19]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style-name="ce1" table:formula="of:=[.B20]/[.E20]" office:value-type="float" office:value="0.306122448979592">
            <text:p>0.306122449</text:p>
          </table:table-cell>
          <table:table-cell table:style-name="ce1" table:formula="of:=1-[.C20]/[.F20]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 table:number-rows-repeated="14">
          <table:table-cell table:style-name="Default" table:number-columns-repeated="12"/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 (2)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]/[.E2]" office:value-type="float" office:value="0">
            <text:p>#DIV/0!</text:p>
          </table:table-cell>
          <table:table-cell table:style-name="ce1" table:formula="of:=1-[.C2]/[.F2]" office:value-type="float" office:value="0">
            <text:p>#DIV/0!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number-columns-repeated="2"/>
          <table:table-cell/>
          <table:table-cell table:formula="of:=[.B3]/[.E3]" office:value-type="float" office:value="0">
            <text:p>#DIV/0!</text:p>
          </table:table-cell>
          <table:table-cell table:formula="of:=1-[.C3]/[.F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 (3)" table:style-name="ta5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]/[.E2]" office:value-type="float" office:value="0">
            <text:p>#DIV/0!</text:p>
          </table:table-cell>
          <table:table-cell table:style-name="ce1" table:formula="of:=1-[.C2]/[.F2]" office:value-type="float" office:value="0">
            <text:p>#DIV/0!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number-columns-repeated="2"/>
          <table:table-cell/>
          <table:table-cell table:formula="of:=[.B3]/[.E3]" office:value-type="float" office:value="0">
            <text:p>#DIV/0!</text:p>
          </table:table-cell>
          <table:table-cell table:formula="of:=1-[.C3]/[.F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 (7)" table:style-name="ta6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]/[.E2]" office:value-type="float" office:value="0">
            <text:p>#DIV/0!</text:p>
          </table:table-cell>
          <table:table-cell table:style-name="ce1" table:formula="of:=1-[.C2]/[.F2]" office:value-type="float" office:value="0">
            <text:p>#DIV/0!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number-columns-repeated="2"/>
          <table:table-cell/>
          <table:table-cell table:formula="of:=[.B3]/[.E3]" office:value-type="float" office:value="0">
            <text:p>#DIV/0!</text:p>
          </table:table-cell>
          <table:table-cell table:formula="of:=1-[.C3]/[.F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 (6)" table:style-name="ta7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sizeX</text:p>
          </table:table-cell>
          <table:table-cell office:value-type="string">
            <text:p>sizeY</text:p>
          </table:table-cell>
          <table:table-cell/>
          <table:table-cell office:value-type="string">
            <text:p>Pivotx</text:p>
          </table:table-cell>
          <table:table-cell office:value-type="string">
            <text:p>Pivoty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]/[.E2]" office:value-type="float" office:value="0">
            <text:p>#DIV/0!</text:p>
          </table:table-cell>
          <table:table-cell table:style-name="ce1" table:formula="of:=1-[.C2]/[.F2]" office:value-type="float" office:value="0">
            <text:p>#DIV/0!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/>
          <table:table-cell table:number-columns-repeated="2"/>
          <table:table-cell/>
          <table:table-cell table:formula="of:=[.B3]/[.E3]" office:value-type="float" office:value="0">
            <text:p>#DIV/0!</text:p>
          </table:table-cell>
          <table:table-cell table:formula="of:=1-[.C3]/[.F3]" office:value-type="float" office:value="0">
            <text:p>#DIV/0!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4]/[.E4]" office:value-type="float" office:value="0">
            <text:p>#DIV/0!</text:p>
          </table:table-cell>
          <table:table-cell table:style-name="ce1" table:formula="of:=1-[.C4]/[.F4]" office:value-type="float" office:value="0">
            <text:p>#DIV/0!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/>
          <table:table-cell table:number-columns-repeated="2"/>
          <table:table-cell/>
          <table:table-cell table:formula="of:=[.B5]/[.E5]" office:value-type="float" office:value="0">
            <text:p>#DIV/0!</text:p>
          </table:table-cell>
          <table:table-cell table:formula="of:=1-[.C5]/[.F5]" office:value-type="float" office:value="0">
            <text:p>#DIV/0!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6]/[.E6]" office:value-type="float" office:value="0">
            <text:p>#DIV/0!</text:p>
          </table:table-cell>
          <table:table-cell table:style-name="ce1" table:formula="of:=1-[.C6]/[.F6]" office:value-type="float" office:value="0">
            <text:p>#DIV/0!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/>
          <table:table-cell table:number-columns-repeated="2"/>
          <table:table-cell/>
          <table:table-cell table:formula="of:=[.B7]/[.E7]" office:value-type="float" office:value="0">
            <text:p>#DIV/0!</text:p>
          </table:table-cell>
          <table:table-cell table:formula="of:=1-[.C7]/[.F7]" office:value-type="float" office:value="0">
            <text:p>#DIV/0!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8]/[.E8]" office:value-type="float" office:value="0">
            <text:p>#DIV/0!</text:p>
          </table:table-cell>
          <table:table-cell table:style-name="ce1" table:formula="of:=1-[.C8]/[.F8]" office:value-type="float" office:value="0">
            <text:p>#DIV/0!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/>
          <table:table-cell table:number-columns-repeated="2"/>
          <table:table-cell/>
          <table:table-cell table:formula="of:=[.B9]/[.E9]" office:value-type="float" office:value="0">
            <text:p>#DIV/0!</text:p>
          </table:table-cell>
          <table:table-cell table:formula="of:=1-[.C9]/[.F9]" office:value-type="float" office:value="0">
            <text:p>#DIV/0!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0]/[.E10]" office:value-type="float" office:value="0">
            <text:p>#DIV/0!</text:p>
          </table:table-cell>
          <table:table-cell table:style-name="ce1" table:formula="of:=1-[.C10]/[.F10]" office:value-type="float" office:value="0">
            <text:p>#DIV/0!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/>
          <table:table-cell table:number-columns-repeated="2"/>
          <table:table-cell/>
          <table:table-cell table:formula="of:=[.B11]/[.E11]" office:value-type="float" office:value="0">
            <text:p>#DIV/0!</text:p>
          </table:table-cell>
          <table:table-cell table:formula="of:=1-[.C11]/[.F11]" office:value-type="float" office:value="0">
            <text:p>#DIV/0!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2]/[.E12]" office:value-type="float" office:value="0">
            <text:p>#DIV/0!</text:p>
          </table:table-cell>
          <table:table-cell table:style-name="ce1" table:formula="of:=1-[.C12]/[.F12]" office:value-type="float" office:value="0">
            <text:p>#DIV/0!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/>
          <table:table-cell table:number-columns-repeated="2"/>
          <table:table-cell/>
          <table:table-cell table:formula="of:=[.B13]/[.E13]" office:value-type="float" office:value="0">
            <text:p>#DIV/0!</text:p>
          </table:table-cell>
          <table:table-cell table:formula="of:=1-[.C13]/[.F13]" office:value-type="float" office:value="0">
            <text:p>#DIV/0!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4]/[.E14]" office:value-type="float" office:value="0">
            <text:p>#DIV/0!</text:p>
          </table:table-cell>
          <table:table-cell table:style-name="ce1" table:formula="of:=1-[.C14]/[.F14]" office:value-type="float" office:value="0">
            <text:p>#DIV/0!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/>
          <table:table-cell table:number-columns-repeated="2"/>
          <table:table-cell/>
          <table:table-cell table:formula="of:=[.B15]/[.E15]" office:value-type="float" office:value="0">
            <text:p>#DIV/0!</text:p>
          </table:table-cell>
          <table:table-cell table:formula="of:=1-[.C15]/[.F15]" office:value-type="float" office:value="0">
            <text:p>#DIV/0!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6]/[.E16]" office:value-type="float" office:value="0">
            <text:p>#DIV/0!</text:p>
          </table:table-cell>
          <table:table-cell table:style-name="ce1" table:formula="of:=1-[.C16]/[.F16]" office:value-type="float" office:value="0">
            <text:p>#DIV/0!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/>
          <table:table-cell table:number-columns-repeated="2"/>
          <table:table-cell/>
          <table:table-cell table:formula="of:=[.B17]/[.E17]" office:value-type="float" office:value="0">
            <text:p>#DIV/0!</text:p>
          </table:table-cell>
          <table:table-cell table:formula="of:=1-[.C17]/[.F17]" office:value-type="float" office:value="0">
            <text:p>#DIV/0!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18]/[.E18]" office:value-type="float" office:value="0">
            <text:p>#DIV/0!</text:p>
          </table:table-cell>
          <table:table-cell table:style-name="ce1" table:formula="of:=1-[.C18]/[.F18]" office:value-type="float" office:value="0">
            <text:p>#DIV/0!</text:p>
          </table:table-cell>
          <table:table-cell table:style-name="ce1" office:value-type="float" office:value="16">
            <text:p>16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/>
          <table:table-cell table:number-columns-repeated="2"/>
          <table:table-cell/>
          <table:table-cell table:formula="of:=[.B19]/[.E19]" office:value-type="float" office:value="0">
            <text:p>#DIV/0!</text:p>
          </table:table-cell>
          <table:table-cell table:formula="of:=1-[.C19]/[.F19]" office:value-type="float" office:value="0">
            <text:p>#DIV/0!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0]/[.E20]" office:value-type="float" office:value="0">
            <text:p>#DIV/0!</text:p>
          </table:table-cell>
          <table:table-cell table:style-name="ce1" table:formula="of:=1-[.C20]/[.F20]" office:value-type="float" office:value="0">
            <text:p>#DIV/0!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/>
          <table:table-cell table:number-columns-repeated="2"/>
          <table:table-cell/>
          <table:table-cell table:formula="of:=[.B21]/[.E21]" office:value-type="float" office:value="0">
            <text:p>#DIV/0!</text:p>
          </table:table-cell>
          <table:table-cell table:formula="of:=1-[.C21]/[.F21]" office:value-type="float" office:value="0">
            <text:p>#DIV/0!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2]/[.E22]" office:value-type="float" office:value="0">
            <text:p>#DIV/0!</text:p>
          </table:table-cell>
          <table:table-cell table:style-name="ce1" table:formula="of:=1-[.C22]/[.F22]" office:value-type="float" office:value="0">
            <text:p>#DIV/0!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/>
          <table:table-cell table:number-columns-repeated="2"/>
          <table:table-cell/>
          <table:table-cell table:formula="of:=[.B23]/[.E23]" office:value-type="float" office:value="0">
            <text:p>#DIV/0!</text:p>
          </table:table-cell>
          <table:table-cell table:formula="of:=1-[.C23]/[.F23]" office:value-type="float" office:value="0">
            <text:p>#DIV/0!</text:p>
          </table:table-cell>
          <table:table-cell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4]/[.E24]" office:value-type="float" office:value="0">
            <text:p>#DIV/0!</text:p>
          </table:table-cell>
          <table:table-cell table:style-name="ce1" table:formula="of:=1-[.C24]/[.F24]" office:value-type="float" office:value="0">
            <text:p>#DIV/0!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/>
          <table:table-cell table:number-columns-repeated="2"/>
          <table:table-cell/>
          <table:table-cell table:formula="of:=[.B25]/[.E25]" office:value-type="float" office:value="0">
            <text:p>#DIV/0!</text:p>
          </table:table-cell>
          <table:table-cell table:formula="of:=1-[.C25]/[.F25]" office:value-type="float" office:value="0">
            <text:p>#DIV/0!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2" table:style-name="ce1"/>
          <table:table-cell table:style-name="ce1"/>
          <table:table-cell table:number-columns-repeated="2" table:style-name="ce1"/>
          <table:table-cell table:style-name="ce1"/>
          <table:table-cell table:style-name="ce1" table:formula="of:=[.B26]/[.E26]" office:value-type="float" office:value="0">
            <text:p>#DIV/0!</text:p>
          </table:table-cell>
          <table:table-cell table:style-name="ce1" table:formula="of:=1-[.C26]/[.F26]" office:value-type="float" office:value="0">
            <text:p>#DIV/0!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/>
          <table:table-cell table:number-columns-repeated="2"/>
          <table:table-cell/>
          <table:table-cell table:formula="of:=[.B27]/[.E27]" office:value-type="float" office:value="0">
            <text:p>#DIV/0!</text:p>
          </table:table-cell>
          <table:table-cell table:formula="of:=1-[.C27]/[.F27]" office:value-type="float" office:value="0">
            <text:p>#DIV/0!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016/11/24</text:date>, <text:time>01:4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_20__28_5_29_" style:display-name="PageStyle_Sheet2 (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4_29_" style:display-name="PageStyle_Sheet2 (4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2_29_" style:display-name="PageStyle_Sheet2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3_29_" style:display-name="PageStyle_Sheet2 (3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7_29_" style:display-name="PageStyle_Sheet2 (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_28_6_29_" style:display-name="PageStyle_Sheet2 (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24T01:43:05.60</dc:date>
    <dc:creator>sf sf</dc:creator>
    <meta:document-statistic meta:table-count="7" meta:cell-count="1096" meta:object-count="0"/>
  </office:meta>
</office:document-meta>
</file>